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4.389cm"/>
    </style:style>
    <style:style style:name="co4" style:family="table-column">
      <style:table-column-properties fo:break-before="auto" style:column-width="8.301cm"/>
    </style:style>
    <style:style style:name="co5" style:family="table-column">
      <style:table-column-properties fo:break-before="auto" style:column-width="9.162cm"/>
    </style:style>
    <style:style style:name="co6" style:family="table-column">
      <style:table-column-properties fo:break-before="auto" style:column-width="9.384cm"/>
    </style:style>
    <style:style style:name="co7" style:family="table-column">
      <style:table-column-properties fo:break-before="auto" style:column-width="3.417cm"/>
    </style:style>
    <style:style style:name="co8" style:family="table-column">
      <style:table-column-properties fo:break-before="auto" style:column-width="4.611cm"/>
    </style:style>
    <style:style style:name="co9" style:family="table-column">
      <style:table-column-properties fo:break-before="auto" style:column-width="16.016cm"/>
    </style:style>
    <style:style style:name="co10" style:family="table-column">
      <style:table-column-properties fo:break-before="auto" style:column-width="13.684cm"/>
    </style:style>
    <style:style style:name="co11" style:family="table-column">
      <style:table-column-properties fo:break-before="auto" style:column-width="2.558cm"/>
    </style:style>
    <style:style style:name="co12" style:family="table-column">
      <style:table-column-properties fo:break-before="auto" style:column-width="8.968cm"/>
    </style:style>
    <style:style style:name="co13" style:family="table-column">
      <style:table-column-properties fo:break-before="auto" style:column-width="8.274cm"/>
    </style:style>
    <style:style style:name="co14" style:family="table-column">
      <style:table-column-properties fo:break-before="auto" style:column-width="3.556cm"/>
    </style:style>
    <style:style style:name="co15" style:family="table-column">
      <style:table-column-properties fo:break-before="auto" style:column-width="2.418cm"/>
    </style:style>
    <style:style style:name="co16" style:family="table-column">
      <style:table-column-properties fo:break-before="auto" style:column-width="7.303cm"/>
    </style:style>
    <style:style style:name="co17" style:family="table-column">
      <style:table-column-properties fo:break-before="auto" style:column-width="8.107cm"/>
    </style:style>
    <style:style style:name="co18" style:family="table-column">
      <style:table-column-properties fo:break-before="auto" style:column-width="2.364cm"/>
    </style:style>
    <style:style style:name="co19" style:family="table-column">
      <style:table-column-properties fo:break-before="auto" style:column-width="8.8cm"/>
    </style:style>
    <style:style style:name="co20" style:family="table-column">
      <style:table-column-properties fo:break-before="auto" style:column-width="11.714cm"/>
    </style:style>
    <style:style style:name="co21" style:family="table-column">
      <style:table-column-properties fo:break-before="auto" style:column-width="9.855cm"/>
    </style:style>
    <style:style style:name="co22" style:family="table-column">
      <style:table-column-properties fo:break-before="auto" style:column-width="22.648cm"/>
    </style:style>
    <style:style style:name="co23" style:family="table-column">
      <style:table-column-properties fo:break-before="auto" style:column-width="2.835cm"/>
    </style:style>
    <style:style style:name="co24" style:family="table-column">
      <style:table-column-properties fo:break-before="auto" style:column-width="5.914cm"/>
    </style:style>
    <style:style style:name="co25" style:family="table-column">
      <style:table-column-properties fo:break-before="auto" style:column-width="3.944cm"/>
    </style:style>
    <style:style style:name="co26" style:family="table-column">
      <style:table-column-properties fo:break-before="auto" style:column-width="3.667cm"/>
    </style:style>
    <style:style style:name="co27" style:family="table-column">
      <style:table-column-properties fo:break-before="auto" style:column-width="7.108cm"/>
    </style:style>
    <style:style style:name="co28" style:family="table-column">
      <style:table-column-properties fo:break-before="auto" style:column-width="15.072cm"/>
    </style:style>
    <style:style style:name="co29" style:family="table-column">
      <style:table-column-properties fo:break-before="auto" style:column-width="2.891cm"/>
    </style:style>
    <style:style style:name="co30" style:family="table-column">
      <style:table-column-properties fo:break-before="auto" style:column-width="2.252cm"/>
    </style:style>
    <style:style style:name="co31" style:family="table-column">
      <style:table-column-properties fo:break-before="auto" style:column-width="5.692cm"/>
    </style:style>
    <style:style style:name="co32" style:family="table-column">
      <style:table-column-properties fo:break-before="auto" style:column-width="1.753cm"/>
    </style:style>
    <style:style style:name="co33" style:family="table-column">
      <style:table-column-properties fo:break-before="auto" style:column-width="1.081cm"/>
    </style:style>
    <style:style style:name="co34" style:family="table-column">
      <style:table-column-properties fo:break-before="auto" style:column-width="7.026cm"/>
    </style:style>
    <style:style style:name="co35" style:family="table-column">
      <style:table-column-properties fo:break-before="auto" style:column-width="10.245cm"/>
    </style:style>
    <style:style style:name="co36" style:family="table-column">
      <style:table-column-properties fo:break-before="auto" style:column-width="10.522cm"/>
    </style:style>
    <style:style style:name="co37" style:family="table-column">
      <style:table-column-properties fo:break-before="auto" style:column-width="9.54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ffcc99" style:vertical-align="top"/>
    </style:style>
    <style:style style:name="ce3" style:family="table-cell" style:parent-style-name="Default">
      <style:table-cell-properties fo:background-color="transparent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Port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SB/RS-232</text:p>
          </table:table-cell>
          <table:table-cell office:value-type="string">
            <text:p>Disconnect</text:p>
          </table:table-cell>
          <table:table-cell office:value-type="string">
            <text:p>Create and 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continuous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/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No Ports</text:p>
          </table:table-cell>
          <table:table-cell/>
          <table:table-cell office:value-type="string">
            <text:p>Disable all internal serial COM ports</text:p>
            <text:p>Disconnect all USB/RS-232 adapters</text:p>
            <text:p>Disable all virtual ports such as com0com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Start YAT</text:p>
          </table:table-cell>
          <table:table-cell office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Bluetooth only</text:p>
          </table:table-cell>
          <table:table-cell/>
          <table:table-cell office:value-type="string">
            <text:p>Create a single Bluetooth COM port</text:p>
            <text:p>(e.g. using the mobile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office:value-type="string">
            <text:p>Default port must be Bluetoot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Re-enable virtual ports again</text:p>
          </table:table-cell>
          <table:table-cell table:number-columns-repeated="1020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Ports" table:style-name="ta1" table:print="false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FR/CTS</text:p>
          </table:table-cell>
          <table:table-cell office:value-type="string">
            <text:p>Closed – Manual RFR/CTS</text:p>
          </table:table-cell>
          <table:table-cell office:value-type="string">
            <text:p>Create a new terminal on serial COM port with 'Manual Hardware' flow control without opening it</text:p>
          </table:table-cell>
          <table:table-cell office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ow flow control count</text:p>
          </table:table-cell>
          <table:table-cell office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Manual RFR/CTS</text:p>
          </table:table-cell>
          <table:table-cell office:value-type="string">
            <text:p>Start/open terminal</text:p>
          </table:table-cell>
          <table:table-cell office:value-type="string">
            <text:p>RFR is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and re-enable RFR and DTR</text:p>
          </table:table-cell>
          <table:table-cell office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flow control count</text:p>
          </table:table-cell>
          <table:table-cell office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losed – RFR/CTS</text:p>
          </table:table-cell>
          <table:table-cell office:value-type="string">
            <text:p>Create a second terminal looped back to the first with 'Hardware' flow control without opening it</text:p>
          </table:table-cell>
          <table:table-cell office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RFR/CTS</text:p>
          </table:table-cell>
          <table:table-cell office:value-type="string">
            <text:p>Start/open terminal</text:p>
          </table:table-cell>
          <table:table-cell office:value-type="string">
            <text:p>RFR and CTS are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and re-enable RFR and DTR</text:p>
          </table:table-cell>
          <table:table-cell office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flow control count</text:p>
          </table:table-cell>
          <table:table-cell office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ff</text:p>
          </table:table-cell>
          <table:table-cell office:value-type="string">
            <text:p>Toggle RFR of first terminal</text:p>
          </table:table-cell>
          <table:table-cell office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RFR of first terminal</text:p>
          </table:table-cell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XOn/XOff</text:p>
          </table:table-cell>
          <table:table-cell office:value-type="string">
            <text:p>Closed – None</text:p>
          </table:table-cell>
          <table:table-cell office:value-type="string">
            <text:p>Create a new terminal on serial COM port with 'None' flow control without opening it</text:p>
          </table:table-cell>
          <table:table-cell office:value-type="string">
            <text:p>IXS and OXS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None</text:p>
          </table:table-cell>
          <table:table-cell office:value-type="string">
            <text:p>Start/open terminal</text:p>
          </table:table-cell>
          <table:table-cell office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/close termin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en – Manual XOn/XOff</text:p>
          </table:table-cell>
          <table:table-cell office:value-type="string">
            <text:p>Set terminal to 'Manual 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ow flow control count</text:p>
          </table:table-cell>
          <table:table-cell office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XOn/XOff</text:p>
          </table:table-cell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IXS and OXS states are shown, IXS is on, OXS is assumed to be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ff</text:p>
          </table:table-cell>
          <table:table-cell office:value-type="string">
            <text:p>Toggle IXS of first terminal</text:p>
          </table:table-cell>
          <table:table-cell office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IXS of first terminal</text:p>
          </table:table-cell>
          <table:table-cell office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mbined</text:p>
          </table:table-cell>
          <table:table-cell office:value-type="string">
            <text:p>Combine both above</text:p>
          </table:table-cell>
          <table:table-cell office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utput Break State</text:p>
          </table:table-cell>
          <table:table-cell office:value-type="string">
            <text:p>Indicate OBS/IB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Modify OBS settings</text:p>
          </table:table-cell>
          <table:table-cell office:value-type="string">
            <text:p>First terminal:</text:p>
            <text:p>Terminal &gt; Settings... &gt; Advanced Settings...</text:p>
            <text:p><text:s text:c="41"/>&gt; No send while in OBS = N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not sent, instead,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\!(OutputBreakOn)</text:p>
          </table:table-cell>
          <table:table-cell office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\!(OutputBreakOff)</text:p>
          </table:table-cell>
          <table:table-cell office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OBS by calling the according command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OBS by calling the according command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No error messages appe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ToDo</text:p>
          </table:table-cell>
          <table:table-cell table:style-name="ce2" table:number-columns-repeated="2"/>
          <table:table-cell table:style-name="ce2" office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900/s (i.e. 9600 bau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both terminals to 115200 bau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10000/s (i.e. 115200 baud)</text:p>
          </table:table-cell>
          <table:table-cell table:number-columns-repeated="1019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s" table:style-name="ta1" table:print="false">
        <office:forms form:automatic-focus="false" form:apply-design-mode="false"/>
        <table:table-column table:style-name="co1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 Win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/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Client</text:p>
          </table:table-cell>
          <table:table-cell office:value-type="string">
            <text:p>Auto-Reconnect</text:p>
          </table:table-cell>
          <table:table-cell office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CP/IP Client without auto-reconnect</text:p>
          </table:table-cell>
          <table:table-cell office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table:style-name="ce3"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Reopen</text:p>
          </table:table-cell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Listening</text:p>
          </table:table-cell>
          <table:table-cell office:value-type="string">
            <text:p>Close client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client again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 again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8000/s</text:p>
          </table:table-cell>
          <table:table-cell office:value-type="string">
            <text:p>Used to be 30000..40000 before refactoring...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Line rate must be 120/s</text:p>
          </table:table-cell>
          <table:table-cell table:style-name="Default"/>
          <table:table-cell table:number-columns-repeated="1018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Usb" table:style-name="ta1" table:print="false">
        <office:forms form:automatic-focus="false" form:apply-design-mode="false"/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nummeration</text:p>
          </table:table-cell>
          <table:table-cell office:value-type="string">
            <text:p>Single device</text:p>
          </table:table-cell>
          <table:table-cell office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nd select USB Ser/HID</text:p>
          </table:table-cell>
          <table:table-cell office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/Stop</text:p>
          </table:table-cell>
          <table:table-cell office:value-type="string">
            <text:p>Single device</text:p>
          </table:table-cell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erminal caption and I/O status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nect/Disconnect</text:p>
          </table:table-cell>
          <table:table-cell office:value-type="string">
            <text:p>Single device</text:p>
          </table:table-cell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e handling</text:p>
          </table:table-cell>
          <table:table-cell office:value-type="string">
            <text:p>Files on temporary storage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workspace and terminals onto a memory stick</text:p>
          </table:table-cell>
          <table:table-cell office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im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terminal again to the same file on the memory stick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implicitly changed settings</text:p>
          </table:table-cell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office:value-type="string">
            <text:p>Implicit settings are not immediately sav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No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Main" table:style-name="ta1" table:print="false">
        <office:forms form:automatic-focus="false" form:apply-design-mode="false"/>
        <table:table-column table:style-name="co1" table:default-cell-style-name="ce1"/>
        <table:table-column table:style-name="co23" table:default-cell-style-name="ce1"/>
        <table:table-column table:style-name="co1" table:default-cell-style-name="ce1"/>
        <table:table-column table:style-name="co20" table:default-cell-style-name="ce1"/>
        <table:table-column table:style-name="co24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up position</text:p>
          </table:table-cell>
          <table:table-cell/>
          <table:table-cell office:value-type="string">
            <text:p>Start YAT</text:p>
          </table:table-cell>
          <table:table-cell table:number-columns-repeated="1020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Terminal" table:style-name="ta1" table:print="false">
        <office:forms form:automatic-focus="false" form:apply-design-mode="false"/>
        <table:table-column table:style-name="co1" table:default-cell-style-name="ce1"/>
        <table:table-column table:style-name="co25" table:default-cell-style-name="ce1"/>
        <table:table-column table:style-name="co26" table:default-cell-style-name="ce1"/>
        <table:table-column table:style-name="co20" table:default-cell-style-name="ce1"/>
        <table:table-column table:style-name="co27" table:default-cell-style-name="ce1"/>
        <table:table-column table:style-name="co28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redefined Commands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some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predefined commands back and fort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ext Line Breaks</text:p>
          </table:table-cell>
          <table:table-cell office:value-type="string">
            <text:p>Empty Lines</text:p>
          </table:table-cell>
          <table:table-cell office:value-type="string">
            <text:p>Create and start 2 AutoSockets as 'Text' terminal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A\!(EOL)B\!(EOL)\!(EOL)C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able 'Show EOL'</text:p>
          </table:table-cell>
          <table:table-cell office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'Show EOL'</text:p>
          </table:table-cell>
          <table:table-cell office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Line Breaks</text:p>
          </table:table-cell>
          <table:table-cell/>
          <table:table-cell office:value-type="string">
            <text:p>Create and start 2 AutoSockets as 'Binary' terminal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commands back and forth</text:p>
          </table:table-cell>
          <table:table-cell office:value-type="string">
            <text:p>Line breaks work according to the settings</text:p>
          </table:table-cell>
          <table:table-cell office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office:forms form:automatic-focus="false" form:apply-design-mode="false"/>
        <table:table-column table:style-name="co1" table:default-cell-style-name="ce1"/>
        <table:table-column table:style-name="co29" table:default-cell-style-name="ce1"/>
        <table:table-column table:style-name="co30" table:default-cell-style-name="ce1"/>
        <table:table-column table:style-name="co20" table:default-cell-style-name="ce1"/>
        <table:table-column table:style-name="co31" table:default-cell-style-name="ce1"/>
        <table:table-column table:style-name="co3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g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'&lt;User&gt;\Documents' in Windows Explor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Begin</text:p>
          </table:table-cell>
          <table:table-cell office:value-type="string">
            <text:p>Log file is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lines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End</text:p>
          </table:table-cell>
          <table:table-cell office:value-type="string">
            <text:p>Log file contains transmitted lines</text:p>
          </table:table-cell>
          <table:table-cell table:number-columns-repeated="1019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office:forms form:automatic-focus="false" form:apply-design-mode="false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2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 table:number-rows-repeated="65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office:forms form:automatic-focus="false" form:apply-design-mode="false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2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YAT.exe / YATConsole.exe / 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previously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Create 2 interconnected TCP/IP AutoSocket terminals</text:p>
          </table:table-cell>
          <table:table-cell office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s manually</text:p>
          </table:table-cell>
          <table:table-cell office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Open"</text:p>
          </table:table-cell>
          <table:table-cell office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Recent"</text:p>
          </table:table-cell>
          <table:table-cell office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.yaw</text:p>
          </table:table-cell>
          <table:table-cell office:value-type="string">
            <text:p>Save workspace manually</text:p>
          </table:table-cell>
          <table:table-cell office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.yat/.yaw cmd line</text:p>
          </table:table-cell>
          <table:table-cell office:value-type="string">
            <text:p>Double-click one of the terminal .yat</text:p>
          </table:table-cell>
          <table:table-cell office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ouble-click the workspace .yaw</text:p>
          </table:table-cell>
          <table:table-cell office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AT.exe</text:p>
          </table:table-cell>
          <table:table-cell office:value-type="string">
            <text:p>Verify that help is shown in message bo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ATConsole.exe</text:p>
          </table:table-cell>
          <table:table-cell office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current Instances in case of AutoSave</text:p>
          </table:table-cell>
          <table:table-cell office:value-type="string">
            <text:p>Precondition</text:p>
          </table:table-cell>
          <table:table-cell office:value-type="string">
            <text:p>LocalUserSettings.General.AutoOpenWorkspace = true</text:p>
          </table:table-cell>
          <table:table-cell/>
          <table:table-cell office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General.AutoSaveWorkspace = true</text:p>
          </table:table-cell>
          <table:table-cell/>
          <table:table-cell office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AutoWorkspace.FilePath = ""</text:p>
          </table:table-cell>
          <table:table-cell/>
          <table:table-cell office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1 :: Initial start and exit</text:p>
          </table:table-cell>
          <table:table-cell office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new terminal</text:p>
          </table:table-cell>
          <table:table-cell office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2 :: Subsequent and concurrent start with nested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Step 3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4 :: Subsequent and concurrent start with sequential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Step 5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X="1" style:scale-to-Y="1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7">27.03.2013</text:date>, <text:time>09:3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8DT9H45M2S</meta:editing-duration>
    <meta:editing-cycles>86</meta:editing-cycles>
    <meta:generator>OpenOffice.org/3.3$Win32 OpenOffice.org_project/330m20$Build-9567</meta:generator>
    <dc:date>2013-03-27T09:34:34.48</dc:date>
    <meta:print-date>2013-02-02T14:44:49.07</meta:print-date>
    <meta:document-statistic meta:table-count="10" meta:cell-count="642" meta:object-count="0"/>
    <meta:user-defined meta:name="Info 1"/>
    <meta:user-defined meta:name="Info 2"/>
    <meta:user-defined meta:name="Info 3"/>
    <meta:user-defined meta:name="Info 4"/>
  </office:meta>
</office:document-meta>
</file>